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b7715" officeooo:paragraph-rsid="000b7715"/>
    </style:style>
    <style:style style:name="P2" style:family="paragraph" style:parent-style-name="Standard" style:list-style-name="L1">
      <style:text-properties officeooo:rsid="000b7715" officeooo:paragraph-rsid="000b7715"/>
    </style:style>
    <style:style style:name="P3" style:family="paragraph" style:parent-style-name="Standard" style:list-style-name="L2">
      <style:text-properties officeooo:paragraph-rsid="000b7715"/>
    </style:style>
    <style:style style:name="P4" style:family="paragraph" style:parent-style-name="Text_20_body" style:list-style-name="L3">
      <style:text-properties officeooo:paragraph-rsid="000b7715"/>
    </style:style>
    <style:style style:name="T1" style:family="text">
      <style:text-properties officeooo:rsid="000b771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E</text:p>
      <text:list text:style-name="L1">
        <text:list-item>
          <text:p text:style-name="P2">Exact epoch synchronization protocol (mentioned as using certificate transparency STHs)</text:p>
        </text:list-item>
        <text:list-item>
          <text:p text:style-name="P2">Embargo timer mechanism (delay before finalization)</text:p>
        </text:list-item>
        <text:list-item>
          <text:p text:style-name="P2">Formal specification of "destruction" operation</text:p>
        </text:list-item>
        <text:list-item>
          <text:p text:style-name="P2">Cross-accumulator consistency proofs for multi-jurisdiction scenarios </text:p>
        </text:list-item>
      </text:list>
      <text:p text:style-name="P1"/>
      <text:p text:style-name="P1">TRANSITION STATE</text:p>
      <text:list text:style-name="L2">
        <text:list-item>
          <text:p text:style-name="P3"><text:span text:style-name="Strong_20_Emphasis"><text:span text:style-name="T1">Epoch Timing Model</text:span></text:span><text:span text:style-name="T1">: No formal specification of epoch boundaries or synchronization</text:span></text:p>
        </text:list-item>
        <text:list-item>
          <text:p text:style-name="P3"><text:span text:style-name="Strong_20_Emphasis"><text:span text:style-name="T1">Atomic Transaction Protocol</text:span></text:span><text:span text:style-name="T1">: References atomicity but doesn't specify consensus mechanism</text:span></text:p>
        </text:list-item>
        <text:list-item>
          <text:p text:style-name="P3"><text:span text:style-name="Strong_20_Emphasis"><text:span text:style-name="T1">Fork Resolution</text:span></text:span><text:span text:style-name="T1">: No mechanism for handling conflicting parallel chains</text:span></text:p>
        </text:list-item>
        <text:list-item>
          <text:p text:style-name="P3"><text:span text:style-name="Strong_20_Emphasis"><text:span text:style-name="T1">Quantum-Safe Migration</text:span></text:span><text:span text:style-name="T1">: Mentions migration but lacks formal security reduction</text:span></text:p>
        </text:list-item>
        <text:list-item>
          <text:p text:style-name="P3"><text:span text:style-name="Strong_20_Emphasis"><text:span text:style-name="T1">Policy Hash Construction</text:span></text:span><text:span text:style-name="T1">: References regulatory basis but no formal policy language</text:span></text:p>
        </text:list-item>
        <text:list-item>
          <text:p text:style-name="P3"><text:span text:style-name="Strong_20_Emphasis"><text:span text:style-name="T1">Storage Optimization</text:span></text:span><text:span text:style-name="T1">: No discussion of proof aggregation or batching strategies</text:span></text:p>
        </text:list-item>
        <text:list-item>
          <text:p text:style-name="P3"><text:span text:style-name="Strong_20_Emphasis"><text:span text:style-name="T1">Privacy Model</text:span></text:span><text:span text:style-name="T1">: No formal privacy guarantees or zero-knowledge properties</text:span></text:p>
        </text:list-item>
        <text:list-item>
          <text:p text:style-name="P3"><text:span text:style-name="Strong_20_Emphasis"><text:span text:style-name="T1">Revocation Mechanism</text:span></text:span><text:span text:style-name="T1">: Unidirectional model prevents any error correction</text:span></text:p>
        </text:list-item>
      </text:list>
      <text:p text:style-name="P1"/>
      <text:p text:style-name="P1">GRAPH LIFECYCLE</text:p>
      <text:list text:style-name="L3">
        <text:list-item>
          <text:p text:style-name="P4"><text:span text:style-name="Strong_20_Emphasis"><text:span text:style-name="T1">Relational Merkle Tree Structure</text:span></text:span><text:span text:style-name="T1">: Documents mention it's "structured to prove non-existence of valid dependency paths" but don't specify the exact construction that enables efficient non-membership proofs.</text:span></text:p>
        </text:list-item>
        <text:list-item>
          <text:p text:style-name="P4"><text:span text:style-name="Strong_20_Emphasis"><text:span text:style-name="T1">Multi-Party Computation Protocol</text:span></text:span><text:span text:style-name="T1">: The threshold deletion is mentioned but the full MPC protocol for coordinated deletion isn't specified.</text:span></text:p>
        </text:list-item>
        <text:list-item>
          <text:p text:style-name="P4"><text:span text:style-name="Strong_20_Emphasis"><text:span text:style-name="T1">Batch Proof Mechanism</text:span></text:span><text:span text:style-name="T1">: Claims mention "batch proofs of non-existence across domains" but the batching algorithm isn't detailed.</text:span></text:p>
        </text:list-item>
        <text:list-item>
          <text:p text:style-name="P4"><text:span text:style-name="Strong_20_Emphasis"><text:span text:style-name="T1">Cycle Detection Algorithm</text:span></text:span><text:span text:style-name="T1">: While acyclicity is required, the specific algorithm (union-find vs. topological sort) isn't mandated.</text:span></text:p>
        </text:list-item>
        <text:list-item>
          <text:p text:style-name="P4"><text:span text:style-name="Strong_20_Emphasis"><text:span text:style-name="T1">Domain Hierarchy</text:span></text:span><text:span text:style-name="T1">: The hierarchical organization by domain for batch proofs lacks formal structure definition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09:30:23.148458300</meta:creation-date>
    <dc:date>2025-09-23T09:41:15.218408400</dc:date>
    <meta:editing-duration>PT10M52S</meta:editing-duration>
    <meta:editing-cycles>1</meta:editing-cycles>
    <meta:document-statistic meta:table-count="0" meta:image-count="0" meta:object-count="0" meta:page-count="1" meta:paragraph-count="20" meta:word-count="217" meta:character-count="1641" meta:non-whitespace-character-count="1458"/>
    <meta:generator>LibreOffice/25.8.1.1$Windows_X86_64 LibreOffice_project/54047653041915e595ad4e45cccea684809c77b5</meta:generator>
  </office:meta>
</office:document-meta>
</file>